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style="italic" style:font-style-asian="italic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style="italic" style:font-style-asian="italic"/>
    </style:style>
    <style:style style:name="T7" style:parent-style-name="DefaultParagraphFont" style:family="text">
      <style:text-properties fo:font-style="italic" style:font-style-asian="italic"/>
    </style:style>
    <style:style style:name="T8" style:parent-style-name="DefaultParagraphFont" style:family="text">
      <style:text-properties fo:font-style="italic" style:font-style-asian="italic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<text:span text:style-name="T2">Player feedback document</text:span></text:p>
      <text:p text:style-name="Normal">Player name:</text:p>
      <text:p text:style-name="Normal">Player age:</text:p>
      <text:p text:style-name="Normal"/>
      <text:p text:style-name="Normal"><text:span text:style-name="T3">Players initial thoughts:</text:span></text:p>
      <text:p text:style-name="Normal"><text:span text:style-name="T4">The first thoughts the player had about our game:</text:span></text:p>
      <text:p text:style-name="Normal"/>
      <text:p text:style-name="Normal"><text:span text:style-name="T5">Questions:</text:span></text:p>
      <text:p text:style-name="Normal"><text:span text:style-name="T6">Upon loading into the level did you realise what your goal was?</text:span></text:p>
      <text:p text:style-name="Normal"/>
      <text:p text:style-name="Normal"><text:span text:style-name="T7">Would you want more hints to be added into the game?</text:span></text:p>
      <text:p text:style-name="Normal"/>
      <text:p text:style-name="Normal"><text:span text:style-name="T8">Were you lost or did you feel confused / not sure what to do?</text:span></text:p>
      <text:p text:style-name="Normal"/>
      <text:p text:style-name="Normal"><text:span text:style-name="T9">Suggestions:</text:span></text:p>
      <text:p text:style-name="Normal"><text:span text:style-name="T10">Any suggestions the player has for our game: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ph</meta:initial-creator>
    <dc:creator>Joseph</dc:creator>
    <meta:creation-date>2016-11-09T10:53:00Z</meta:creation-date>
    <dc:date>2016-11-09T10:57:00Z</dc:date>
    <meta:template xlink:href="Normal.dotm" xlink:type="simple"/>
    <meta:editing-cycles>1</meta:editing-cycles>
    <meta:editing-duration>PT240S</meta:editing-duration>
    <meta:document-statistic meta:page-count="1" meta:paragraph-count="1" meta:word-count="56" meta:character-count="380" meta:row-count="2" meta:non-whitespace-character-count="325"/>
  </office:meta>
</office:document-meta>
</file>